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87.49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Sr No.</text:p>
          </table:table-cell>
          <table:table-cell table:style-name="ce2" office:value-type="string" calcext:value-type="string">
            <text:p>Bug Discription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Satus</text:p>
          </table:table-cell>
          <table:table-cell table:style-name="ce4" table:number-columns-repeated="14"/>
          <table:table-cell table:style-name="ce2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(1364, u"Field 'roll_no' doesn't have a default value") </text:p>
          </table:table-cell>
          <table:table-cell table:style-name="ce3" office:value-type="string" calcext:value-type="string">
            <text:p>backend( Datatbase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Temp Resolve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 Division Not Applied When Standard Selected</text:p>
          </table:table-cell>
          <table:table-cell office:value-type="string" calcext:value-type="string">
            <text:p>Get Student List ( FrontEnd 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ered </text:p>
          </table:table-cell>
          <table:table-cell office:value-type="string" calcext:value-type="string">
            <text:p>Home ( FrontEnd 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 Success Notification on Student Addition</text:p>
          </table:table-cell>
          <table:table-cell office:value-type="string" calcext:value-type="string">
            <text:p>Home ( FrontEnd 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Intermediate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exError: tuple index out of range</text:p>
          </table:table-cell>
          <table:table-cell office:value-type="string" calcext:value-type="string">
            <text:p>Get Student List ( FrontEnd 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 Resolve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turn To Home Button is not at right place</text:p>
          </table:table-cell>
          <table:table-cell office:value-type="string" calcext:value-type="string">
            <text:p>Home ( FrontEnd 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Temp Resolved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ve Format for uploading csv file</text:p>
          </table:table-cell>
          <table:table-cell office:value-type="string" calcext:value-type="string">
            <text:p>upload marks (FrontEnd)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Resolved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Error: No wkhtmltopdf executable found: "C:/Program Files/wkhtmltopdf/bin/wkhtmltopdf.exe"</text:p>
          </table:table-cell>
          <table:table-cell office:value-type="string" calcext:value-type="string">
            <text:p>Collect Fees (FrontEn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Not Resolved</text:p>
          </table:table-cell>
          <table:table-cell table:number-columns-repeated="3"/>
          <table:table-cell office:value-type="string" calcext:value-type="string">
            <text:p>Not Resolved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18:36:49.644085518</meta:creation-date>
    <dc:date>2023-08-31T18:58:32.277162008</dc:date>
    <meta:editing-duration>PT22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